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/>
    </style:style>
    <style:style style:name="Tableau1.A" style:family="table-column">
      <style:table-column-properties style:column-width="9.999cm" style:rel-column-width="32761*"/>
    </style:style>
    <style:style style:name="Tableau1.B" style:family="table-column">
      <style:table-column-properties style:column-width="10.003cm" style:rel-column-width="32774*"/>
    </style:style>
    <style:style style:name="Tableau1.1" style:family="table-row">
      <style:table-row-properties style:min-row-height="4.001cm"/>
    </style:style>
    <style:style style:name="Tableau1.A1" style:family="table-cell">
      <style:table-cell-properties fo:padding="0.097cm" fo:border-left="0.05pt solid #000000" fo:border-right="none" fo:border-top="0.05pt solid #000000" fo:border-bottom="0.05pt dotted #000000"/>
    </style:style>
    <style:style style:name="Tableau1.B1" style:family="table-cell">
      <style:table-cell-properties fo:padding="0.097cm" fo:border-left="0.05pt solid #000000" fo:border-right="0.05pt solid #000000" fo:border-top="0.05pt solid #000000" fo:border-bottom="0.05pt dotted #000000"/>
    </style:style>
    <style:style style:name="Tableau1.2" style:family="table-row">
      <style:table-row-properties style:min-row-height="1.499cm"/>
    </style:style>
    <style:style style:name="Tableau1.B2" style:family="table-cell">
      <style:table-cell-properties fo:padding="0.097cm" fo:border-left="0.05pt solid #000000" fo:border-right="0.05pt solid #000000" fo:border-top="none" fo:border-bottom="0.05pt dotted #000000"/>
    </style:style>
    <style:style style:name="Tableau1.A3" style:family="table-cell">
      <style:table-cell-properties fo:padding="0.097cm" fo:border-left="0.05pt solid #000000" fo:border-right="none" fo:border-top="none" fo:border-bottom="0.05pt dotte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dash-dot #000000"/>
    </style:style>
    <style:style style:name="Tableau2" style:family="table">
      <style:table-properties style:width="20.003cm" table:align="margins"/>
    </style:style>
    <style:style style:name="Tableau2.A" style:family="table-column">
      <style:table-column-properties style:column-width="20.003cm" style:rel-column-width="65535*"/>
    </style:style>
    <style:style style:name="Tableau2.1" style:family="table-row">
      <style:table-row-properties style:min-row-height="1.588cm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ourier New" fo:font-size="12pt" style:text-underline-style="solid" style:text-underline-width="auto" style:text-underline-color="font-color" fo:font-weight="bold" officeooo:rsid="0003e0ec" officeooo:paragraph-rsid="00220d96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Courier New" fo:font-size="12pt" officeooo:rsid="00056de5" officeooo:paragraph-rsid="00085dc3" style:font-size-asian="10.5pt" style:font-size-complex="12pt"/>
    </style:style>
    <style:style style:name="P3" style:family="paragraph" style:parent-style-name="Standard">
      <style:text-properties style:font-name="Courier New" fo:font-size="12pt" officeooo:rsid="00056de5" officeooo:paragraph-rsid="0003e0ec" style:font-size-asian="10.5pt" style:font-size-complex="12pt"/>
    </style:style>
    <style:style style:name="P4" style:family="paragraph" style:parent-style-name="Standard">
      <style:text-properties style:font-name="Courier New" fo:font-size="12pt" officeooo:rsid="00029a60" officeooo:paragraph-rsid="00056de5" style:font-size-asian="10.5pt" style:font-size-complex="12pt"/>
    </style:style>
    <style:style style:name="P5" style:family="paragraph" style:parent-style-name="Table_20_Contents">
      <style:text-properties style:font-name="Courier New" fo:font-size="12pt" style:font-size-asian="10.5pt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Courier New" fo:font-size="12pt" officeooo:rsid="000bbb9f" officeooo:paragraph-rsid="000bbb9f" style:font-size-asian="10.5pt" style:font-size-complex="12pt"/>
    </style:style>
    <style:style style:name="P7" style:family="paragraph" style:parent-style-name="Table_20_Contents">
      <style:text-properties style:font-name="Courier New" fo:font-size="12pt" officeooo:rsid="00067c68" officeooo:paragraph-rsid="00067c68" style:font-size-asian="10.5pt" style:font-size-complex="12pt"/>
    </style:style>
    <style:style style:name="P8" style:family="paragraph" style:parent-style-name="Table_20_Contents">
      <style:text-properties style:font-name="Courier New" fo:font-size="12pt" officeooo:rsid="00067c68" officeooo:paragraph-rsid="00085dc3" style:font-size-asian="10.5pt" style:font-size-complex="12pt"/>
    </style:style>
    <style:style style:name="P9" style:family="paragraph" style:parent-style-name="Table_20_Contents">
      <style:text-properties style:font-name="Courier New" fo:font-size="12pt" officeooo:rsid="00067c68" officeooo:paragraph-rsid="001693b2" style:font-size-asian="10.5pt" style:font-size-complex="12pt"/>
    </style:style>
    <style:style style:name="P10" style:family="paragraph" style:parent-style-name="Table_20_Contents">
      <style:text-properties style:font-name="Courier New" fo:font-size="12pt" officeooo:rsid="00067c68" officeooo:paragraph-rsid="00191a63" style:font-size-asian="10.5pt" style:font-size-complex="12pt"/>
    </style:style>
    <style:style style:name="P11" style:family="paragraph" style:parent-style-name="Table_20_Contents">
      <style:text-properties style:font-name="Courier New" fo:font-size="12pt" officeooo:rsid="00067c68" officeooo:paragraph-rsid="00338b8f" style:font-size-asian="10.5pt" style:font-size-complex="12pt"/>
    </style:style>
    <style:style style:name="P12" style:family="paragraph" style:parent-style-name="Table_20_Contents">
      <style:text-properties style:font-name="Courier New" fo:font-size="12pt" officeooo:rsid="001693b2" officeooo:paragraph-rsid="0032c12a" style:font-size-asian="10.5pt" style:font-size-complex="12pt"/>
    </style:style>
    <style:style style:name="P13" style:family="paragraph" style:parent-style-name="Table_20_Contents">
      <style:text-properties style:font-name="Courier New" fo:font-size="12pt" officeooo:rsid="001a3688" officeooo:paragraph-rsid="00338b8f" style:font-size-asian="10.5pt" style:font-size-complex="12pt"/>
    </style:style>
    <style:style style:name="P14" style:family="paragraph" style:parent-style-name="Table_20_Contents">
      <style:text-properties style:font-name="Courier New" fo:font-size="12pt" officeooo:paragraph-rsid="001c37ab" style:font-size-asian="10.5pt" style:font-size-complex="12pt"/>
    </style:style>
    <style:style style:name="P15" style:family="paragraph" style:parent-style-name="Table_20_Contents">
      <style:text-properties style:font-name="Courier New" fo:font-size="12pt" officeooo:paragraph-rsid="001cee87" style:font-size-asian="10.5pt" style:font-size-complex="12pt"/>
    </style:style>
    <style:style style:name="P16" style:family="paragraph" style:parent-style-name="Table_20_Contents">
      <style:text-properties style:font-name="Courier New" fo:font-size="12pt" officeooo:rsid="001dfd44" officeooo:paragraph-rsid="004b5e84" style:font-size-asian="10.5pt" style:font-size-complex="12pt"/>
    </style:style>
    <style:style style:name="P17" style:family="paragraph" style:parent-style-name="Table_20_Contents">
      <style:text-properties style:font-name="Courier New" fo:font-size="12pt" officeooo:rsid="00284c12" officeooo:paragraph-rsid="0027bba8" style:font-size-asian="10.5pt" style:font-size-complex="12pt"/>
    </style:style>
    <style:style style:name="P18" style:family="paragraph" style:parent-style-name="Table_20_Contents">
      <style:text-properties style:font-name="Courier New" fo:font-size="12pt" officeooo:rsid="00359b04" style:font-size-asian="10.5pt" style:font-size-complex="12pt"/>
    </style:style>
    <style:style style:name="P19" style:family="paragraph" style:parent-style-name="Table_20_Contents">
      <style:text-properties style:font-name="Courier New" fo:font-size="12pt" officeooo:rsid="00359b04" officeooo:paragraph-rsid="001c37ab" style:font-size-asian="10.5pt" style:font-size-complex="12pt"/>
    </style:style>
    <style:style style:name="P20" style:family="paragraph" style:parent-style-name="Table_20_Contents">
      <style:text-properties style:font-name="Courier New" fo:font-size="12pt" officeooo:rsid="00359b04" officeooo:paragraph-rsid="001cee87" style:font-size-asian="10.5pt" style:font-size-complex="12pt"/>
    </style:style>
    <style:style style:name="P21" style:family="paragraph" style:parent-style-name="Table_20_Contents">
      <style:text-properties style:font-name="Courier New" fo:font-size="12pt" officeooo:rsid="004fdb57" officeooo:paragraph-rsid="004fdb57" style:font-size-asian="10.5pt" style:font-size-complex="12pt"/>
    </style:style>
    <style:style style:name="P22" style:family="paragraph" style:parent-style-name="Table_20_Contents">
      <style:text-properties style:font-name="Courier New" fo:font-size="12pt" officeooo:rsid="00518591" officeooo:paragraph-rsid="00518591" style:font-size-asian="10.5pt" style:font-size-complex="12pt"/>
    </style:style>
    <style:style style:name="P23" style:family="paragraph" style:parent-style-name="Footer">
      <style:paragraph-properties fo:text-align="end" style:justify-single-word="false"/>
      <style:text-properties style:font-name="Courier New" fo:font-style="italic" officeooo:rsid="0010a116" officeooo:paragraph-rsid="0010a116" style:font-style-asian="italic" style:font-style-complex="italic"/>
    </style:style>
    <style:style style:name="P24" style:family="paragraph" style:parent-style-name="Table_20_Contents">
      <style:text-properties style:font-name="Courier New" fo:font-size="12pt" officeooo:rsid="006155ab" officeooo:paragraph-rsid="006155ab" style:font-size-asian="10.5pt" style:font-size-complex="12pt"/>
    </style:style>
    <style:style style:name="P25" style:family="paragraph" style:parent-style-name="Table_20_Contents">
      <style:text-properties style:font-name="Courier New" fo:font-size="12pt" officeooo:rsid="00638f45" officeooo:paragraph-rsid="00638f45" style:font-size-asian="10.5pt" style:font-size-complex="12pt"/>
    </style:style>
    <style:style style:name="P26" style:family="paragraph" style:parent-style-name="Table_20_Contents">
      <style:text-properties style:font-name="Courier New" fo:font-size="12pt" officeooo:rsid="00632b65" officeooo:paragraph-rsid="00632b65" style:font-size-asian="10.5pt" style:font-size-complex="12pt"/>
    </style:style>
    <style:style style:name="P27" style:family="paragraph" style:parent-style-name="Table_20_Contents">
      <style:text-properties style:font-name="Courier New" fo:font-size="12pt" officeooo:rsid="0051a03c" officeooo:paragraph-rsid="0051a03c" style:font-size-asian="10.5pt" style:font-size-complex="12pt"/>
    </style:style>
    <style:style style:name="P28" style:family="paragraph" style:parent-style-name="Heading_20_3">
      <style:text-properties style:font-name="Courier New" fo:font-size="12pt" officeooo:rsid="00056de5" officeooo:paragraph-rsid="00220d96" style:font-size-asian="10.5pt" style:font-size-complex="12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4fb10c" style:font-weight-asian="normal" style:font-weight-complex="normal"/>
    </style:style>
    <style:style style:name="T3" style:family="text">
      <style:text-properties officeooo:rsid="000bbb9f"/>
    </style:style>
    <style:style style:name="T4" style:family="text">
      <style:text-properties fo:font-variant="normal" fo:text-transform="none" fo:color="#363339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variant="normal" fo:text-transform="none" fo:color="#363339" fo:letter-spacing="normal" fo:font-style="normal" style:text-underline-style="none" fo:font-weight="normal" style:font-weight-asian="normal" style:font-weight-complex="normal"/>
    </style:style>
    <style:style style:name="T6" style:family="text">
      <style:text-properties fo:font-variant="normal" fo:text-transform="none" fo:color="#363339" fo:letter-spacing="normal" fo:font-style="normal" style:text-underline-style="none" fo:font-weight="normal" officeooo:rsid="004fb10c" style:font-weight-asian="normal" style:font-weight-complex="normal"/>
    </style:style>
    <style:style style:name="T7" style:family="text">
      <style:text-properties officeooo:rsid="004eddc5"/>
    </style:style>
    <style:style style:name="T8" style:family="text">
      <style:text-properties officeooo:rsid="00085dc3"/>
    </style:style>
    <style:style style:name="T9" style:family="text">
      <style:text-properties officeooo:rsid="0015ffcb"/>
    </style:style>
    <style:style style:name="T10" style:family="text">
      <style:text-properties officeooo:rsid="001693b2"/>
    </style:style>
    <style:style style:name="T11" style:family="text">
      <style:text-properties officeooo:rsid="001a3688"/>
    </style:style>
    <style:style style:name="T12" style:family="text">
      <style:text-properties officeooo:rsid="004fb10c"/>
    </style:style>
    <style:style style:name="T13" style:family="text">
      <style:text-properties officeooo:rsid="00505f42"/>
    </style:style>
    <style:style style:name="T14" style:family="text">
      <style:text-properties officeooo:rsid="00534e58"/>
    </style:style>
    <style:style style:name="T15" style:family="text">
      <style:text-properties officeooo:rsid="00536ed4"/>
    </style:style>
    <style:style style:name="T16" style:family="text">
      <style:text-properties officeooo:rsid="00569d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7"><text:span text:style-name="T9">Shot</text:span> : <text:span text:style-name="T12">SC3 Seq1 #1J</text:span></text:p>
            <text:p text:style-name="P7"/>
          </table:table-cell>
          <table:table-cell table:style-name="Tableau1.B1" office:value-type="string">
            <text:p text:style-name="P5"><text:span text:style-name="T9">Description &amp; Script &amp; </text:span>S<text:span text:style-name="T3">ound :</text:span></text:p>
            <text:p text:style-name="P17"/>
            <text:p text:style-name="P21">D : Pei monte dans la jeep puis part vers le haut du cadre.</text:p>
            <text:p text:style-name="P24">Sc : –</text:p>
            <text:p text:style-name="P25">So : </text:p>
          </table:table-cell>
        </table:table-row>
        <table:table-row table:style-name="Tableau1.2">
          <table:covered-table-cell/>
          <table:table-cell table:style-name="Tableau1.B2" office:value-type="string">
            <text:p text:style-name="P9">T<text:span text:style-name="T8">ransition : Fade in, fade out, zoom out.</text:span></text:p>
          </table:table-cell>
        </table:table-row>
        <table:table-row table:style-name="Tableau1.1">
          <table:table-cell table:style-name="Tableau1.A3" table:number-rows-spanned="2" office:value-type="string">
            <text:p text:style-name="P12">Shot : <text:span text:style-name="T14">SC3 Seq1 #2J</text:span></text:p>
            <text:p text:style-name="P8"/>
          </table:table-cell>
          <table:table-cell table:style-name="Tableau1.B2" office:value-type="string">
            <text:p text:style-name="P5">D<text:span text:style-name="T10">escription &amp; Script &amp; </text:span>S<text:span text:style-name="T8">ound :</text:span></text:p>
            <text:p text:style-name="P18"/>
            <text:p text:style-name="P21">D : <text:span text:style-name="T13">Carte en plan large la jeep est en petit elle doit aller au marquage au sol (la marquage est en overlay pour le joueur).</text:span></text:p>
            <text:p text:style-name="P24">Sc : –</text:p>
            <text:p text:style-name="P25">So :</text:p>
          </table:table-cell>
        </table:table-row>
        <table:table-row table:style-name="Tableau1.2">
          <table:covered-table-cell/>
          <table:table-cell table:style-name="Tableau1.B2" office:value-type="string">
            <text:p text:style-name="P10">T<text:span text:style-name="T8">ransition : Fade in, fade out.</text:span></text:p>
          </table:table-cell>
        </table:table-row>
        <table:table-row table:style-name="Tableau1.1">
          <table:table-cell table:style-name="Tableau1.A3" table:number-rows-spanned="2" office:value-type="string">
            <text:p text:style-name="P13">Shot : <text:span text:style-name="T15">SC3 Seq1 #3J</text:span></text:p>
            <text:p text:style-name="P13"/>
          </table:table-cell>
          <table:table-cell table:style-name="Tableau1.B2" office:value-type="string">
            <text:p text:style-name="P14">D<text:span text:style-name="T10">escription &amp; Script &amp; </text:span>S<text:span text:style-name="T8">ound :</text:span></text:p>
            <text:p text:style-name="P19"/>
            <text:p text:style-name="P22">D : Vue de côté Pei descend de la jeep, elle prend sa pelle et va creuser à l’endroit d<text:span text:style-name="T16">u marquage.</text:span></text:p>
            <text:p text:style-name="P26">Sc : –-</text:p>
            <text:p text:style-name="P25">So : </text:p>
          </table:table-cell>
        </table:table-row>
        <table:table-row table:style-name="Tableau1.2">
          <table:covered-table-cell/>
          <table:table-cell table:style-name="Tableau1.B2" office:value-type="string">
            <text:p text:style-name="P10">T<text:span text:style-name="T8">ransition : CUT</text:span></text:p>
          </table:table-cell>
        </table:table-row>
        <table:table-row table:style-name="Tableau1.1">
          <table:table-cell table:style-name="Tableau1.A3" table:number-rows-spanned="2" office:value-type="string">
            <text:p text:style-name="P11">S<text:span text:style-name="T11">hot : SC4 Seq1 #1C</text:span></text:p>
          </table:table-cell>
          <table:table-cell table:style-name="Tableau1.B2" office:value-type="string">
            <text:p text:style-name="P15">D<text:span text:style-name="T10">escription &amp; Script &amp; </text:span>S<text:span text:style-name="T8">ound :</text:span></text:p>
            <text:p text:style-name="P20"/>
            <text:p text:style-name="P27">D : Vu sur le trou, la caméra se trouve dans les ruines. Du sable et des pierres tombent lors de la percée. Beaucoup de poussière.</text:p>
            <text:p text:style-name="P25">Sc : --</text:p>
          </table:table-cell>
        </table:table-row>
        <table:table-row table:style-name="Tableau1.2">
          <table:covered-table-cell/>
          <table:table-cell table:style-name="Tableau1.B8" office:value-type="string">
            <text:p text:style-name="P10">T<text:span text:style-name="T8">ransition : CUT</text:span></text:p>
          </table:table-cell>
        </table:table-row>
      </table:table>
      <text:p text:style-name="P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6">Notes : </text:p>
          </table:table-cell>
        </table:table-row>
      </table:table>
      <text:p text:style-name="P4"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20.003cm" table:align="margins"/>
    </style:style>
    <style:style style:name="Tableau3.A" style:family="table-column">
      <style:table-column-properties style:column-width="14.499cm" style:rel-column-width="47504*"/>
    </style:style>
    <style:style style:name="Tableau3.B" style:family="table-column">
      <style:table-column-properties style:column-width="5.503cm" style:rel-column-width="18031*"/>
    </style:style>
    <style:style style:name="Tableau3.A1" style:family="table-cell">
      <style:table-cell-properties fo:padding="0.097cm" fo:border="none"/>
    </style:style>
    <style:style style:name="MP1" style:family="paragraph" style:parent-style-name="Standard">
      <style:text-properties style:font-name="Courier New" fo:font-size="12pt" style:text-underline-style="solid" style:text-underline-width="auto" style:text-underline-color="font-color" fo:font-weight="bold" officeooo:rsid="0003e0ec" officeooo:paragraph-rsid="00220d96" style:font-size-asian="10.5pt" style:font-weight-asian="bold" style:font-size-complex="12pt" style:font-weight-complex="bold"/>
    </style:style>
    <style:style style:name="MP2" style:family="paragraph" style:parent-style-name="Heading_20_3">
      <style:text-properties style:font-name="Courier New" fo:font-size="12pt" officeooo:rsid="00056de5" officeooo:paragraph-rsid="00220d96" style:font-size-asian="10.5pt" style:font-size-complex="12pt"/>
    </style:style>
    <style:style style:name="MP3" style:family="paragraph" style:parent-style-name="Table_20_Contents">
      <style:paragraph-properties fo:text-align="end" style:justify-single-word="false"/>
      <style:text-properties style:font-name="Courier New" fo:font-size="12pt" officeooo:rsid="000bbb9f" officeooo:paragraph-rsid="000bbb9f" style:font-size-asian="10.5pt" style:font-size-complex="12pt"/>
    </style:style>
    <style:style style:name="MP4" style:family="paragraph" style:parent-style-name="Standard">
      <style:text-properties style:font-name="Courier New" fo:font-size="12pt" officeooo:rsid="00056de5" officeooo:paragraph-rsid="00085dc3" style:font-size-asian="10.5pt" style:font-size-complex="12pt"/>
    </style:style>
    <style:style style:name="MP5" style:family="paragraph" style:parent-style-name="Footer">
      <style:paragraph-properties fo:text-align="end" style:justify-single-word="false"/>
      <style:text-properties style:font-name="Courier New" fo:font-style="italic" officeooo:rsid="0010a116" officeooo:paragraph-rsid="0010a116" style:font-style-asian="italic" style:font-style-complex="italic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style:text-underline-style="none" fo:font-weight="normal" officeooo:rsid="004fb10c" style:font-weight-asian="normal" style:font-weight-complex="normal"/>
    </style:style>
    <style:style style:name="MT3" style:family="text">
      <style:text-properties officeooo:rsid="000bbb9f"/>
    </style:style>
    <style:style style:name="MT4" style:family="text">
      <style:text-properties fo:font-variant="normal" fo:text-transform="none" fo:color="#363339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MT5" style:family="text">
      <style:text-properties fo:font-variant="normal" fo:text-transform="none" fo:color="#363339" fo:letter-spacing="normal" fo:font-style="normal" style:text-underline-style="none" fo:font-weight="normal" style:font-weight-asian="normal" style:font-weight-complex="normal"/>
    </style:style>
    <style:style style:name="MT6" style:family="text">
      <style:text-properties fo:font-variant="normal" fo:text-transform="none" fo:color="#363339" fo:letter-spacing="normal" fo:font-style="normal" style:text-underline-style="none" fo:font-weight="normal" officeooo:rsid="004fb10c" style:font-weight-asian="normal" style:font-weight-complex="normal"/>
    </style:style>
    <style:style style:name="MT7" style:family="text">
      <style:text-properties officeooo:rsid="004eddc5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1">Production :<text:span text:style-name="MT1"> </text:span><text:span text:style-name="MT2">Pei l’évadée de la nuit</text:span></text:p>
              <text:p text:style-name="MP1"><text:span text:style-name="MT3">Director </text:span>:<text:span text:style-name="MT1"> </text:span><text:span text:style-name="MT2">Axel Polin</text:span></text:p>
              <text:h text:style-name="MP2" text:outline-level="3"><text:span text:style-name="Strong_20_Emphasis"><text:span text:style-name="MT4">Storyboard Artist :</text:span></text:span><text:span text:style-name="Strong_20_Emphasis"><text:span text:style-name="MT5"> </text:span></text:span><text:span text:style-name="Strong_20_Emphasis"><text:span text:style-name="MT6">Axel Polin</text:span></text:span></text:h>
            </table:table-cell>
            <table:table-cell table:style-name="Tableau3.A1" office:value-type="string">
              <text:p text:style-name="MP3">Sheet : <text:span text:style-name="MT7">003</text:span>/ <text:s text:c="2"/></text:p>
            </table:table-cell>
          </table:table-row>
        </table:table>
        <text:p text:style-name="MP4"/>
      </style:header>
      <style:header-left>
        <text:p text:style-name="Header"/>
      </style:header-left>
      <style:footer>
        <text:p text:style-name="MP5">CC BY SA 2019 Axel Polin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7:32:31.907454117</meta:creation-date>
    <dc:date>2019-06-19T11:56:31.890887463</dc:date>
    <meta:editing-duration>PT4H49S</meta:editing-duration>
    <meta:editing-cycles>84</meta:editing-cycles>
    <meta:generator>LibreOffice/6.2.4.2$Linux_X86_64 LibreOffice_project/20$Build-2</meta:generator>
    <meta:print-date>2019-06-14T20:59:54.495229425</meta:print-date>
    <meta:document-statistic meta:table-count="3" meta:image-count="0" meta:object-count="0" meta:page-count="2" meta:paragraph-count="30" meta:word-count="194" meta:character-count="886" meta:non-whitespace-character-count="712"/>
  </office:meta>
</office:document-meta>
</file>